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njaliOldLipi" fo:font-size="10pt" officeooo:paragraph-rsid="001e26fc" style:font-size-asian="10pt" style:font-size-complex="10pt"/>
    </style:style>
    <style:style style:name="P2" style:family="paragraph" style:parent-style-name="Text_20_body">
      <style:paragraph-properties fo:text-align="center" style:justify-single-word="false"/>
      <style:text-properties style:font-name="AnjaliOldLipi" fo:font-size="10pt" officeooo:paragraph-rsid="0020081b"/>
    </style:style>
    <style:style style:name="P3" style:family="paragraph" style:parent-style-name="Text_20_body">
      <style:paragraph-properties fo:text-align="justify" style:justify-single-word="false"/>
      <style:text-properties style:font-name="AnjaliOldLipi" fo:font-size="10pt" officeooo:paragraph-rsid="0020081b"/>
    </style:style>
    <style:style style:name="P4" style:family="paragraph" style:parent-style-name="Text_20_body">
      <style:paragraph-properties fo:text-align="justify" style:justify-single-word="false"/>
      <style:text-properties style:font-name="AnjaliOldLipi" fo:font-size="10pt" officeooo:paragraph-rsid="001e26fc"/>
    </style:style>
    <style:style style:name="P5"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333333" style:font-name="Roboto" fo:font-size="10pt" fo:letter-spacing="normal" fo:font-style="normal" fo:font-weight="normal" style:font-size-asian="10pt" style:font-size-complex="10pt"/>
    </style:style>
    <style:style style:name="P6"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style:font-size-asian="10pt" style:font-size-complex="10pt"/>
    </style:style>
    <style:style style:name="P7" style:family="paragraph" style:parent-style-name="Text_20_body" style:list-style-name="L2">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style:font-size-asian="10pt" style:font-size-complex="10pt"/>
    </style:style>
    <style:style style:name="P8" style:family="paragraph" style:parent-style-name="Text_20_body" style:list-style-name="L3">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style:font-size-asian="10pt" style:font-size-complex="10pt"/>
    </style:style>
    <style:style style:name="P9" style:family="paragraph" style:parent-style-name="Text_20_body" style:list-style-name="L4">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style:font-size-asian="10pt" style:font-size-complex="10pt"/>
    </style:style>
    <style:style style:name="P10" style:family="paragraph" style:parent-style-name="Text_20_body" style:list-style-name="L5">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style:font-size-asian="10pt" style:font-size-complex="10pt"/>
    </style:style>
    <style:style style:name="P11" style:family="paragraph" style:parent-style-name="Text_20_body" style:list-style-name="L6">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style:font-size-asian="10pt" style:font-size-complex="10pt"/>
    </style:style>
    <style:style style:name="P12"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officeooo:rsid="001ff2ca" officeooo:paragraph-rsid="001ff2ca" style:font-size-asian="10pt" style:font-size-complex="10pt"/>
    </style:style>
    <style:style style:name="P13"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officeooo:rsid="001ff2ca" officeooo:paragraph-rsid="0020081b" style:font-size-asian="10pt" style:font-size-complex="10pt"/>
    </style:style>
    <style:style style:name="P14"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bold" officeooo:rsid="0020081b" officeooo:paragraph-rsid="0020081b" style:font-size-asian="10pt" style:font-weight-asian="bold" style:font-size-complex="10pt" style:font-weight-complex="bold"/>
    </style:style>
    <style:style style:name="P15"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bold" style:font-size-asian="10pt" style:font-weight-asian="bold" style:font-size-complex="10pt" style:font-weight-complex="bold"/>
    </style:style>
    <style:style style:name="T1" style:family="text">
      <style:text-properties fo:font-variant="normal" fo:text-transform="none" fo:color="#333333" style:font-name="Roboto" fo:letter-spacing="normal" fo:font-style="normal" fo:font-weight="bold" officeooo:rsid="001e26fc" style:font-weight-asian="bold" style:font-weight-complex="bold"/>
    </style:style>
    <style:style style:name="T2" style:family="text">
      <style:text-properties fo:font-variant="normal" fo:text-transform="none" fo:color="#333333" style:font-name="Roboto" fo:letter-spacing="normal" fo:font-style="normal" fo:font-weight="bold" style:font-size-asian="10pt" style:font-size-complex="10pt"/>
    </style:style>
    <style:style style:name="T3" style:family="text">
      <style:text-properties fo:font-variant="normal" fo:text-transform="none" fo:color="#333333" style:font-name="Roboto" fo:letter-spacing="normal" fo:font-style="normal" fo:font-weight="bold" officeooo:rsid="0020081b" style:font-size-asian="10pt" style:font-weight-asian="bold" style:font-size-complex="10pt" style:font-weight-complex="bold"/>
    </style:style>
    <style:style style:name="T4" style:family="text">
      <style:text-properties fo:font-variant="normal" fo:text-transform="none" fo:color="#333333" style:font-name="Roboto" fo:letter-spacing="normal" fo:font-style="normal" fo:font-weight="normal"/>
    </style:style>
    <style:style style:name="T5" style:family="text">
      <style:text-properties fo:font-variant="normal" fo:text-transform="none" fo:color="#333333" style:font-name="Roboto" fo:letter-spacing="normal" fo:font-style="normal" fo:font-weight="normal" style:font-size-asian="10pt" style:font-size-complex="10pt"/>
    </style:style>
    <style:style style:name="T6" style:family="text">
      <style:text-properties fo:font-variant="normal" fo:text-transform="none" fo:color="#333333" style:font-name="Roboto" fo:letter-spacing="normal" fo:font-style="normal" fo:font-weight="normal" officeooo:rsid="0020081b" style:font-size-asian="10pt" style:font-size-complex="10pt"/>
    </style:style>
    <style:style style:name="T7" style:family="text">
      <style:text-properties fo:font-variant="normal" fo:text-transform="none" fo:color="#333333" style:font-name="Roboto" fo:letter-spacing="normal" fo:font-style="normal" officeooo:rsid="0020081b" style:font-size-asian="10pt" style:font-size-complex="10pt"/>
    </style:style>
    <style:style style:name="T8" style:family="text">
      <style:text-properties fo:font-variant="normal" fo:text-transform="none" fo:color="#333333" style:font-name="Roboto" fo:letter-spacing="normal" fo:font-style="normal" style:text-underline-style="solid" style:text-underline-width="auto" style:text-underline-color="font-color" fo:font-weight="bold" officeooo:rsid="0020081b" style:font-size-asian="10pt" style:font-weight-asian="bold" style:font-size-complex="10pt"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Emphasis"><text:span text:style-name="T8">M2T1: Defining a Data Science Process</text:span></text:span></text:p>
      <text:p text:style-name="P3"><text:span text:style-name="Emphasis"><text:span text:style-name="T5"/></text:span></text:p>
      <text:p text:style-name="P4"><text:span text:style-name="Strong_20_Emphasis"><text:span text:style-name="Emphasis"><text:span text:style-name="T2">Framework One. Zumel and Mount, Practical Data Science with R, chapter 1:</text:span></text:span></text:span></text:p>
      <text:p text:style-name="P5"><text:span text:style-name="T10">Define the goal:</text:span><text:span text:style-name="T11"> </text:span>The first step in a data science process is to define a measurable and quantifiable goal.</text:p>
      <text:list xml:id="list20145207" text:style-name="L1">
        <text:list-item>
          <text:p text:style-name="P14">Why do the stakeholders want to do the project?</text:p>
          <text:list>
            <text:list-item>
              <text:p text:style-name="P12"/>
            </text:list-item>
          </text:list>
        </text:list-item>
        <text:list-item>
          <text:p text:style-name="P15">What do they need from it?. </text:p>
          <text:list>
            <text:list-item>
              <text:p text:style-name="P13">They need a way to understand how much credit to allow someone to use or, at a very least, if someone should be approved or not. </text:p>
            </text:list-item>
          </text:list>
        </text:list-item>
        <text:list-item>
          <text:p text:style-name="P6">Why is their current solution inadequate?</text:p>
        </text:list-item>
        <text:list-item>
          <text:p text:style-name="P6">What resources do you need?</text:p>
        </text:list-item>
        <text:list-item>
          <text:p text:style-name="P6">How will the result of your project be deployed?</text:p>
        </text:list-item>
      </text:list>
      <text:p text:style-name="P5"><text:span text:style-name="T9">Collect and manage data </text:span>This step includes identifying the data you need, then exploring and conditioning it. This is often the most time consuming step.</text:p>
      <text:list xml:id="list1320436404" text:style-name="L2">
        <text:list-item>
          <text:p text:style-name="P7">What data is available?</text:p>
        </text:list-item>
        <text:list-item>
          <text:p text:style-name="P7">Will it help to solve the problem? Is it enough?</text:p>
        </text:list-item>
        <text:list-item>
          <text:p text:style-name="P7">Is the data quality good enough?</text:p>
        </text:list-item>
      </text:list>
      <text:p text:style-name="P5"><text:span text:style-name="T9">Build the model </text:span>Here is where you try to extract useful insights from the data in order to achieve your goals.</text:p>
      <text:list xml:id="list4241987752" text:style-name="L3">
        <text:list-item>
          <text:p text:style-name="P8">Which techniques might I apply to build the model?</text:p>
        </text:list-item>
        <text:list-item>
          <text:p text:style-name="P8">How many techniques should I apply?</text:p>
        </text:list-item>
      </text:list>
      <text:p text:style-name="P5"><text:span text:style-name="T9">Evaluate and critique the model </text:span>Once you have derived a model, you need to determine whether it meets your goals. If not, it’s time to loop back to the modeling step.</text:p>
      <text:list xml:id="list2121093947" text:style-name="L4">
        <text:list-item>
          <text:p text:style-name="P9">Is the model accurate enough to meet the stakeholders’ needs?</text:p>
        </text:list-item>
        <text:list-item>
          <text:p text:style-name="P9">Does it perform better than "the obvious guess" and any techniques being used currently?</text:p>
        </text:list-item>
        <text:list-item>
          <text:p text:style-name="P9">Do the results of the model make sense in the context of the real-world problem domain?</text:p>
        </text:list-item>
      </text:list>
      <text:p text:style-name="P5"><text:span text:style-name="T9">Present results and document </text:span>Once you have a model that meets your criteria, you will present your results to your project sponsor and   other stakeholders.</text:p>
      <text:list xml:id="list560216616" text:style-name="L5">
        <text:list-item>
          <text:p text:style-name="P10">How should stakeholders interpret the model?</text:p>
        </text:list-item>
        <text:list-item>
          <text:p text:style-name="P10"><text:soft-page-break/>How confident should they be in its predictions?</text:p>
        </text:list-item>
        <text:list-item>
          <text:p text:style-name="P10">When should they potentially overrule the model’s predictions?</text:p>
        </text:list-item>
      </text:list>
      <text:p text:style-name="P5"><text:span text:style-name="T9">Deploy and maintain the model </text:span>Finally the model is put into But you still need to ensure that the model will run smoothly. In many cases this requires enhancement of the requirements based on customer feedback or in some cases fixing bugs.</text:p>
      <text:list xml:id="list1774486178" text:style-name="L6">
        <text:list-item>
          <text:p text:style-name="P11">How is the model to be handed off to "production"?</text:p>
        </text:list-item>
        <text:list-item>
          <text:p text:style-name="P11">How often, and under which circumstances, should the model be revised?</text:p>
        </text:list-item>
      </text:list>
      <text:p text:style-name="P1"><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8T15:28:43.169838561</meta:creation-date>
    <dc:date>2021-02-08T15:58:01.947067418</dc:date>
    <meta:editing-duration>PT6M58S</meta:editing-duration>
    <meta:editing-cycles>1</meta:editing-cycles>
    <meta:document-statistic meta:table-count="0" meta:image-count="0" meta:object-count="0" meta:page-count="2" meta:paragraph-count="28" meta:word-count="380" meta:character-count="2078" meta:non-whitespace-character-count="1741"/>
    <meta:generator>LibreOffice/6.4.6.2$Linux_X86_64 LibreOffice_project/40$Build-2</meta:generator>
  </office:meta>
</office:document-meta>
</file>